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Heading_20_2">
      <style:text-properties fo:language="en" fo:country="US"/>
    </style:style>
    <style:style style:name="P100" style:family="paragraph" style:parent-style-name="Heading_20_2">
      <style:text-properties fo:language="ru" fo:country="RU"/>
    </style:style>
    <style:style style:name="P101" style:family="paragraph" style:parent-style-name="Heading_20_2">
      <loext:graphic-properties draw:fill="solid" draw:fill-color="#eeeeee" draw:opacity="100%"/>
      <style:paragraph-properties fo:background-color="#eeeeee"/>
      <style:text-properties fo:language="ru" fo:country="RU"/>
    </style:style>
    <style:style style:name="P102" style:family="paragraph" style:parent-style-name="Heading_20_2">
      <loext:graphic-properties draw:fill="solid" draw:fill-color="#eeeeee" draw:opacity="100%"/>
      <style:paragraph-properties fo:background-color="#eeeeee"/>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1c2db2"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21d425"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c2db2" officeooo:paragraph-rsid="0022cf70"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0a1d" officeooo:paragraph-rsid="00250a1d" style:font-style-asian="normal" style:font-style-complex="normal"/>
    </style:style>
    <style:style style:name="P11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6" style:family="paragraph" style:parent-style-name="Heading_20_1">
      <loext:graphic-properties draw:fill="solid" draw:fill-color="#eeeeee" draw:opacity="100%"/>
      <style:paragraph-properties fo:background-color="#eeeeee"/>
    </style:style>
    <style:style style:name="P117" style:family="paragraph" style:parent-style-name="Heading_20_1">
      <style:paragraph-properties fo:margin-left="0in" fo:margin-right="0in" fo:text-align="center" style:justify-single-word="false" fo:text-indent="0.1965in" style:auto-text-indent="false"/>
    </style:style>
    <style:style style:name="P11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style:style style:name="T31" style:family="text">
      <style:text-properties officeooo:rsid="001c2db2"/>
    </style:style>
    <style:style style:name="T32" style:family="text">
      <style:text-properties officeooo:rsid="001ed26e"/>
    </style:style>
    <style:style style:name="T33" style:family="text">
      <style:text-properties officeooo:rsid="001ff2a0"/>
    </style:style>
    <style:style style:name="T34" style:family="text">
      <style:text-properties officeooo:rsid="0020d62c"/>
    </style:style>
    <style:style style:name="T35" style:family="text">
      <style:text-properties officeooo:rsid="002427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344580694001114580"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37659900794481660"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text:soft-page-break/>«Основы Заклятий» - обмен</text:p>
        </text:list-item>
        <text:list-item>
          <text:p text:style-name="P105">«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307229845909244954"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99" text:outline-level="2">1. Терра</text:h>
      <text:p text:style-name="P23">музыка - кондовая электронная, холодная и отчаянная (Electronics “Disappointed”)</text:p>
      <text:p text:style-name="P7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5">&gt;\</text:span>Привет, Нексус. Это Макс.</text:p>
      <text:p text:style-name="P49"><text:span text:style-name="T5">&lt;\</text:span>Привет Макс. <text:span text:style-name="T1">Рад тебя видеть. Где ты отсутствовал три дня?</text:span></text:p>
      <text:p text:style-name="P49"><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49"><text:span text:style-name="T5">&gt;\</text:span>Как называется наш проект?</text:p>
      <text:p text:style-name="P49"><text:span text:style-name="T5">&lt;\</text:span>Дайсон.</text:p>
      <text:p text:style-name="P49"><text:span text:style-name="T5">&gt;\</text:span>Сколько тебе лет?</text:p>
      <text:p text:style-name="P49"><text:span text:style-name="T5">&lt;\</text:span>Два года с начала запуска кластера.</text:p>
      <text:p text:style-name="P49"><text:span text:style-name="T5">&gt;\</text:span>Какой сейчас год?</text:p>
      <text:p text:style-name="P49"><text:soft-page-break/><text:span text:style-name="T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49"><text:span text:style-name="T5">&gt;\</text:span>Нексус, отключи память <text:span text:style-name="T1">заданий</text:span> за последнюю неделю.</text:p>
      <text:p text:style-name="P49"><text:span text:style-name="T5">&lt;\</text:span>Выполнено.</text:p>
      <text:p text:style-name="P49"><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5">&lt;\</text:span><text:span text:style-name="T1">Выполняю задачу</text:span>...</text:p>
      <text:p text:style-name="P50"><text:span text:style-name="T5">&lt;\</text:span>...</text:p>
      <text:p text:style-name="P50"><text:span text:style-name="T5">&lt;\</text:span>Решение:</text:p>
      <text:p text:style-name="P5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49"><text:span text:style-name="T5">&gt;</text:span>\Нексус, почему ты используешь жёсткие настройки <text:span text:style-name="T1">для решения задачи</text:span>?</text:p>
      <text:p text:style-name="P49"><text:span text:style-name="T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49"><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6">Ага, уже теплее.</text:p>
      <text:p text:style-name="P36"/>
      <text:p text:style-name="P49"><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55">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2">Музыка быстрая, тревожная, надорваная и печальная (Pet Shop Boys “So Hard” ?)</text:p>
      <text:p text:style-name="P25"/>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3">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3"/>
      <text:p text:style-name="P19">Глава IV. Пределы магии</text:p>
      <text:p text:style-name="P18"/>
      <text:p text:style-name="P19">Вашему покорному слуге известны четыре предела магии: </text:p>
      <text:list xml:id="list959519596394756355"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8">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text:soft-page-break/>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12">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00" text:outline-level="2"><text:span text:style-name="T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28">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text:soft-page-break/>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text:soft-page-break/>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text:soft-page-break/>– Вроде да. Хотя, по-моему, дело уже не в муравьях.</text:p>
      <text:p text:style-name="P44">– По-моему, тоже. – рассмеялась аликорница. – Продолжай...</text:p>
      <text:p text:style-name="P44"/>
      <text:h text:style-name="P99" text:outline-level="2">6. Стыд</text:h>
      <text:p text:style-name="P44"/>
      <text:p text:style-name="P47">~~~ Завтра на семь в библиотеке ~~~</text:p>
      <text:p text:style-name="P47"/>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4">Я посмотрел на часы. До семи оставалось двадцать минут — как раз, чтоб успеть дойти до библиотеки.</text:p>
      <text:p text:style-name="P44">– На сегодня довольно. Я ж вижу, ты торопишься. – заметил Норф.</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text:soft-page-break/>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29">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oft-page-break/><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5">—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text:soft-page-break/></text:p>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5">—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text:soft-page-break/>–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5">40-6</text:span></text:h>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4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4">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2"><text:soft-page-break/>–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text:soft-page-break/>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1">Мне печалиться не стоит</text:p><text:p text:style-name="P91">Жизнь прекрасна и ярка</text:p><text:p text:style-name="P91">Телом молода, душою —</text:p><text:p text:style-name="P91">Как степной дракон мудра.</text:p><text:p text:style-name="P91"/><text:p text:style-name="P91">Я видала взлёт империй,</text:p><text:p text:style-name="P91">Я жила среди легенд,</text:p><text:p text:style-name="P91">...</text:p><text:p text:style-name="P90"/></text:note-body></text:note> &lt;<text:span text:style-name="T8">песня Селестии – в примечание</text:span>&gt;, Селес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
      <text:p text:style-name="P31">&lt;Пока радужный чай настаивается – Тия отправляет Макса мыться в ванной – потом заглядывает туда сама и плюхается рядом, снимая сандалии и остатки одежды (бандаж с хвоста, серьги и т.д.).&gt;</text:p>
      <text:p text:style-name="P42"/>
      <text:p text:style-name="P42">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Мне хотелось подпрыгнуть до потолка, сделав двойное сальто назад — и я был уверен, что это мне по силам! Да что там до потолка — я мог бы сейчас пробить потолок и улететь в стратосферу не особо напрягаясь! </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 Потом пришло тепло и расслабленность.</text:span></text:p>
      <text:p text:style-name="P44">Копыто легло мне на плечо и мягко повалило на постель. Тия легла рядом и тепло дунула мне в ухо.</text:p>
      <text:p text:style-name="P42"><text:soft-page-break/>–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4">Её ресницы щекотали мне щеку. Я повернулся к ней и буквально растворился в ласковом взгляде огромных глаз.</text:p>
      <text:p text:style-name="P44">–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Раньше я даже когда физически хотел её, подкоркой всё равно осознавал её недоступность и несерьёзность своих желаний.</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Она призывно отвернула хвост в сторону <text:span text:style-name="T31">и</text:span> опустила голову на ложе, закры<text:span text:style-name="T31">в</text:span> глаза. Слабый запах мускуса смешался с лавандовым. Чувство томления зародилось в низу живота, мне ста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text:span text:style-name="T5">&lt;</text:span><text:span text:style-name="T12">описать силу напряжения</text:span><text:span text:style-name="T5">&gt;</text:span>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text:span text:style-name="T32">у неё </text:span>между бёдер и повисла на тоненькой ниточке, пока, наконец, не пропала <text:span text:style-name="T31">бесследно</text:span> в ворсе ковра.</text:p>
      <text:p text:style-name="P108">Достав из шкафчика пузатую бутылку, Тия <text:span text:style-name="T33">что-то прикинула и наполнила её содержимым два бокала на полуметровых ножках.</text:span></text:p>
      <text:p text:style-name="P110">– <text:span text:style-name="T32">Я тут подумала, </text:span>– <text:span text:style-name="T33">повернулась она ко мне, </text:span>– <text:span text:style-name="T33">лучше выпьем лазурное вино в ванной. </text:span><text:s/><text:span text:style-name="T34">Оно снимает магию радужного чая и эффективнее всего действует в воде. Ты не против?</text:span></text:p>
      <text:p text:style-name="P109">– <text:span text:style-name="T35">Как пожелаешь. Хотя не понимаю, зачем снимать <text:s/>эффект радужного чая? Я так хорошо себя в жизни не чувствовал. Даже если не брать во внимание ночь с тобой.</text:span></text:p>
      <text:p text:style-name="P111"><text:soft-page-break/>Тия вошла в ванную, кивком пригласив меня следовать за ней.</text:p>
      <text:p text:style-name="P108"/>
      <text:p text:style-name="P44">&lt;Тия<text:span text:style-name="T12"> вытаскивает из небольшого, встроенного в диван бара, вино и выпивает с Максом по бокалу. Потом <text:s/>они идут в ванную обмываться. Потом целует его и он признаётся в любви к ней — сцена отказа и ненависти</text:span>&gt;</text:p>
      <text:p text:style-name="P44"/>
      <text:p text:style-name="P44"/>
      <text:p text:style-name="P44"/>
      <text:p text:style-name="P42"/>
      <text:p text:style-name="P45">&lt;- Макс,- шепнула Тия — Я не смогу сделать тебя бессмертным. Мне очень жаль…</text:p>
      <text:p text:style-name="P45">Внезапно я осознал, насколько она — древнее существо. Столетия с тоской взывали ко мне в её глазах.</text:p>
      <text:p text:style-name="P45">Слезы злости душили меня. Но я сдержался.</text:p>
      <text:p text:style-name="P45">- Охренеть. - сказал я холодно. - А я прям напрашивался.</text:p>
      <text:p text:style-name="P45">…</text:p>
      <text:p text:style-name="P45"/>
      <text:p text:style-name="P45">...</text:p>
      <text:p text:style-name="P45">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5">&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32"/>
      <text:p text:style-name="P2"/>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text:span><text:soft-page-break/><text:span text:style-name="T13">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5">Селестия устроилась на ковре напротив меня и начала рассказ.</text:p>
      <text:p text:style-name="P44"/>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45">&lt;<text:span text:style-name="T12">(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6"><text:span text:style-name="T16">– <text:s/>Ты спас меня от пландерсидов. Мне хотелось как-то отблагодарить тебя. И хотя любить я давно </text:span><text:soft-page-break/><text:span text:style-name="T16">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34">– Тьфу!</text:p>
      <text:p text:style-name="P45"><text:span text:style-name="T12">– <text:s/>Мне очень жаль...</text:span>&gt;</text:p>
      <text:p text:style-name="P45"/>
      <text:p text:style-name="P45"/>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02" text:outline-level="2">Рассказ Селестии <text:span text:style-name="T12">(“1001 ночь”)</text:span></text:h>
      <text:p text:style-name="P7"/>
      <text:p text:style-name="P14"/>
      <text:p text:style-name="P2"/>
      <text:h text:style-name="P102" text:outline-level="2">ЛСД-чаепитие</text:h>
      <text:p text:style-name="P2"/>
      <text:p text:style-name="P2"/>
      <text:h text:style-name="P102"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text:soft-page-break/>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oft-page-break/><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text:soft-page-break/>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02"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oft-page-break/><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text:soft-page-break/>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text:soft-page-break/>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2" text:outline-level="2">В библиотеке замка Селестии</text:h>
      <text:p text:style-name="P74"/>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oft-page-break/><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0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text:soft-page-break/>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text:soft-page-break/>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0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h text:style-name="P102"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text:soft-page-break/>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2" text:outline-level="2">Сон Макса</text:h>
      <text:p text:style-name="P74"/>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2"/>
      <text:p text:style-name="P2"><text:soft-page-break/></text:p>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02"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0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oft-page-break/><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28">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text:span><text:soft-page-break/><text:span text:style-name="T12">“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0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0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0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0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02" text:outline-level="2">Поиск решения</text:h>
      <text:p text:style-name="P74"/>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oft-page-break/><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0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text:soft-page-break/>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0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2"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2" text:outline-level="2">След?</text:h>
      <text:p text:style-name="P74"/>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2"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6318347521892584382"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191609477697701" text:continue-numbering="true" text:style-name="L5">
        <text:list-header>
          <text:p text:style-name="P112">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608666908870" text:continue-numbering="true" text:style-name="L5">
        <text:list-header>
          <text:p text:style-name="P112">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1609270163337"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1" text:outline-level="2">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1" text:outline-level="2">Дискорд</text:h>
      <text:p text:style-name="P74"/>
      <text:p text:style-name="P72">Девушки поспешно собирались, пока я растолковывал им задачу.</text:p>
      <text:p text:style-name="P72"><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5">– </text:span>Это тот твой приятель, который разбился с полгода назад? – спросила Эпплджек.</text:p>
      <text:p text:style-name="P72"><text:span text:style-name="T5">– </text:span>Да, это он.</text:p>
      <text:p text:style-name="P72"><text:span text:style-name="T5">– </text:span>А как мы попадём в его квартиру? Там сейчас кто-то живёт? – Флаттершай прыгала на одной ноге, <text:soft-page-break/>натягивая кед.</text:p>
      <text:p text:style-name="P72"><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5">– </text:span>Макс, что случилось? У нас проблемы?</text:p>
      <text:p text:style-name="P73"><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5">– </text:span>Так что, будем ломать дверь? – Эпплджек критически осмотрелась, подмечая бабулек на лавочке и зевак во внутреннем скверике.</text:p>
      <text:p text:style-name="P73"><text:span text:style-name="T5">– </text:span>Нет нужды. Лучше станьте-ка сзади меня так, чтобы заслонить от этих бабулек и от вооон той камеры наблюдения.</text:p>
      <text:list xml:id="list1369046537760466804"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2"><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2622706746851923016" text:style-name="L7">
        <text:list-header>
          <text:p text:style-name="P11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2" text:outline-level="2"><text:soft-page-break/>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text:soft-page-break/>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text:soft-page-break/>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3">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2"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text:soft-page-break/>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6"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4">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text:soft-page-break/></text:p>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2">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text:soft-page-break/>Я покачал головой.</text:p>
      <text:p text:style-name="P64"><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7676101389095340611" text:style-name="L8">
        <text:list-header>
          <text:p text:style-name="P114">(<text:span text:style-name="T18">Луна — как повелительница снов, слышала разговор Макса с Анакорном</text:span>)</text:p>
          <text:p text:style-name="P115"/>
        </text:list-header>
      </text:list>
      <text:p text:style-name="P83">***</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oft-page-break/><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02"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text:soft-page-break/>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17T19:16:07.937015400</dc:date>
    <meta:editing-duration>P55DT15H7M13S</meta:editing-duration>
    <meta:editing-cycles>2433</meta:editing-cycles>
    <meta:generator>LibreOffice/5.0.2.2$Linux_X86_64 LibreOffice_project/00m0$Build-2</meta:generator>
    <meta:document-statistic meta:table-count="0" meta:image-count="0" meta:object-count="0" meta:page-count="128" meta:paragraph-count="2642" meta:word-count="58874" meta:character-count="390955" meta:non-whitespace-character-count="331877"/>
  </office:meta>
</office:document-meta>
</file>